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" style:family="graphic" style:parent-style-name="objectwithoutfill">
      <style:graphic-properties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Dashed_20__28_var_29_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22cm" svg:height="2.569cm" svg:x="1cm" svg:y="17.898cm">
          <draw:text-box>
            <text:p/>
          </draw:text-box>
        </draw:frame>
        <draw:custom-shape draw:style-name="gr2" draw:text-style-name="P1" draw:layer="layout" svg:width="7cm" svg:height="6.998cm" draw:transform="rotate (1.57358885359809) translate (13.407cm 12.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99cm" svg:height="7.001cm" draw:transform="rotate (1.57358885359809) translate (13.408cm 12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358885359809) translate (17.02cm 16.005cm)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9.756cm" svg:height="7.719cm" draw:transform="skewX (0.000174532925199366) rotate (-2.19021367832768) translate (27.308505271083cm 11.3599338749642cm)" svg:viewBox="0 0 9757 7720" draw:points="6913,7720 9757,5680 5699,0 0,4064 2093,6998">
          <text:p/>
        </draw:polyline>
        <draw:line draw:style-name="gr6" draw:text-style-name="P1" draw:layer="layout" svg:x1="6.604cm" svg:y1="10.535cm" svg:x2="17.015cm" svg:y2="14.306cm">
          <text:p/>
        </draw:line>
        <draw:custom-shape draw:style-name="gr7" draw:text-style-name="P1" draw:layer="layout" svg:width="0.503cm" svg:height="0.5cm" draw:transform="rotate (1.57358885359809) translate (16.8cm 14.5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cm" svg:y1="14.3cm" svg:x2="15.3cm" svg:y2="13.7cm">
          <text:p/>
        </draw:line>
        <draw:frame draw:style-name="gr9" draw:text-style-name="P2" draw:layer="layout" svg:width="1.162cm" svg:height="1.204cm" svg:x="5.3cm" svg:y="9.196cm">
          <draw:text-box>
            <text:p text:style-name="P2"><text:span text:style-name="T1">O</text:span></text:p>
          </draw:text-box>
        </draw:frame>
        <draw:frame draw:style-name="gr10" draw:text-style-name="P2" draw:layer="layout" svg:width="1.018cm" svg:height="1.204cm" svg:x="17.3cm" svg:y="14.496cm">
          <draw:text-box>
            <text:p text:style-name="P2"><text:span text:style-name="T1">T</text:span></text:p>
          </draw:text-box>
        </draw:frame>
        <draw:custom-shape draw:style-name="gr7" draw:text-style-name="P1" draw:layer="layout" svg:width="0.503cm" svg:height="0.5cm" draw:transform="rotate (1.57358885359809) translate (16.82cm 16.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cm" svg:y1="16cm" svg:x2="15.3cm" svg:y2="15.1cm">
          <text:p/>
        </draw:line>
        <draw:line draw:style-name="gr11" draw:text-style-name="P1" draw:layer="layout" svg:x1="17.038cm" svg:y1="14.315cm" svg:x2="17.038cm" svg:y2="16.015cm">
          <text:p/>
        </draw:line>
        <draw:line draw:style-name="gr12" draw:text-style-name="P1" draw:layer="layout" svg:x1="8.599cm" svg:y1="8.577cm" svg:x2="8.621cm" svg:y2="12.48cm">
          <text:p/>
        </draw:line>
        <draw:line draw:style-name="gr13" draw:text-style-name="P1" draw:layer="layout" svg:x1="8.615cm" svg:y1="11.229cm" svg:x2="8.619cm" svg:y2="11.631cm">
          <text:p/>
        </draw:line>
        <draw:line draw:style-name="gr14" draw:text-style-name="P1" draw:layer="layout" svg:x1="8.62cm" svg:y1="8.62cm" svg:x2="6.715cm" svg:y2="10.525cm">
          <text:p/>
        </draw:line>
        <draw:line draw:style-name="gr14" draw:text-style-name="P1" draw:layer="layout" svg:x1="6.715cm" svg:y1="10.525cm" svg:x2="8.62cm" svg:y2="12.43cm">
          <text:p/>
        </draw:line>
        <draw:custom-shape draw:style-name="gr15" draw:text-style-name="P1" draw:layer="layout" svg:width="0.503cm" svg:height="0.5cm" draw:transform="rotate (1.57358885359809) translate (6.405cm 10.7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605cm" svg:y1="10.536cm" svg:x2="17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5:32:15.885510221</dc:date>
    <meta:editing-duration>PT1H27M56S</meta:editing-duration>
    <meta:editing-cycles>35</meta:editing-cycles>
    <meta:generator>LibreOffice/4.2.8.2$Linux_X86_64 LibreOffice_project/420m0$Build-2</meta:generator>
    <meta:document-statistic meta:object-count="19"/>
  </office:meta>
</office:document-meta>
</file>